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28ad" officeooo:paragraph-rsid="001d28ad"/>
    </style:style>
    <style:style style:name="P2" style:family="paragraph" style:parent-style-name="Standard">
      <style:text-properties officeooo:rsid="001e7459" officeooo:paragraph-rsid="001e7459"/>
    </style:style>
    <style:style style:name="P3" style:family="paragraph" style:parent-style-name="Standard">
      <style:text-properties officeooo:rsid="001ee8fa" officeooo:paragraph-rsid="001ee8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visual studio code:</text:p>
      <text:p text:style-name="P1"/>
      <text:p text:style-name="P1">1 – Abrir pastas</text:p>
      <text:p text:style-name="P1">2 – No ícone de repositorio, clicar em iniciar o repositorio</text:p>
      <text:p text:style-name="P1">3 – Na pasta clicar no simbolo de + (add)</text:p>
      <text:p text:style-name="P1">4 – Digitar um texto e ctrl + enter (commit)</text:p>
      <text:p text:style-name="P1"/>
      <text:p text:style-name="P2">Criação de commits atômicos:</text:p>
      <text:p text:style-name="P2"/>
      <text:p text:style-name="P2">commits pequenos</text:p>
      <text:p text:style-name="P2"/>
      <text:p text:style-name="P2"><text:tab/></text:p>
      <text:p text:style-name="P2">Para avaliar as alterações clique na barra azul na lateral esquerda, ou</text:p>
      <text:p text:style-name="P2"/>
      <text:p text:style-name="P2">na tela de controle de versão clique no arquivo que foi atualizado</text:p>
      <text:p text:style-name="P2"/>
      <text:p text:style-name="P3">Para descartar uma mudança clique no icone de desacarte </text:p>
      <text:p text:style-name="P3"/>
      <text:p text:style-name="P3">Utilizar palavras em inglês como ADD, Change, Rem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1:21:14.794346316</meta:creation-date>
    <meta:generator>LibreOffice/5.2.7.2$Linux_X86_64 LibreOffice_project/20m0$Build-2</meta:generator>
    <dc:date>2018-02-28T14:11:13.577886918</dc:date>
    <meta:editing-duration>PT17M22S</meta:editing-duration>
    <meta:editing-cycles>4</meta:editing-cycles>
    <meta:document-statistic meta:table-count="0" meta:image-count="0" meta:object-count="0" meta:page-count="1" meta:paragraph-count="12" meta:word-count="82" meta:character-count="473" meta:non-whitespace-character-count="396"/>
  </office:meta>
</office:document-meta>
</file>